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widows="1" fo:text-indent="0cm" style:auto-text-indent="false"/>
      <style:text-properties fo:font-variant="normal" fo:text-transform="none" fo:color="#222222" style:font-name="Liberation Serif1" fo:font-size="10pt" fo:letter-spacing="normal" fo:font-style="normal" fo:font-weight="normal"/>
    </style:style>
    <style:style style:name="P2" style:family="paragraph" style:parent-style-name="Text_20_body">
      <style:paragraph-properties fo:margin-left="0cm" fo:margin-right="0cm" fo:widows="1" fo:text-indent="0cm" style:auto-text-indent="false"/>
      <style:text-properties fo:font-variant="normal" fo:text-transform="none" fo:color="#222222" style:font-name="Liberation Serif1" fo:font-size="10pt" fo:letter-spacing="normal" fo:font-style="normal" fo:font-weight="normal" officeooo:paragraph-rsid="001ffe95"/>
    </style:style>
    <style:style style:name="P3" style:family="paragraph" style:parent-style-name="Text_20_body">
      <style:paragraph-properties fo:margin-left="0cm" fo:margin-right="0cm" fo:widows="1" fo:text-indent="0cm" style:auto-text-indent="false"/>
      <style:text-properties fo:font-variant="normal" fo:text-transform="none" fo:color="#222222" style:font-name="Liberation Serif1" fo:font-size="10pt" fo:letter-spacing="normal" fo:font-style="normal" fo:font-weight="bold" style:font-weight-asian="bold" style:font-weight-complex="bold"/>
    </style:style>
    <style:style style:name="P4" style:family="paragraph" style:parent-style-name="Text_20_body">
      <style:paragraph-properties fo:margin-left="0cm" fo:margin-right="0cm" fo:widows="1" fo:text-indent="0cm" style:auto-text-indent="false"/>
      <style:text-properties fo:font-variant="normal" fo:text-transform="none" fo:color="#222222" style:font-name="Liberation Serif1" fo:font-size="12pt" fo:letter-spacing="normal" fo:font-style="italic" fo:font-weight="bold" style:font-size-asian="12pt" style:font-style-asian="italic" style:font-weight-asian="bold" style:font-size-complex="12pt" style:font-style-complex="italic" style:font-weight-complex="bold"/>
    </style:style>
    <style:style style:name="P5" style:family="paragraph" style:parent-style-name="Text_20_body">
      <style:paragraph-properties fo:margin-left="0cm" fo:margin-right="0cm" fo:widows="1" fo:text-indent="0cm" style:auto-text-indent="false"/>
      <style:text-properties fo:font-variant="normal" fo:text-transform="none" fo:color="#222222" style:font-name="Liberation Serif1" fo:font-size="12pt" fo:letter-spacing="normal" fo:font-style="italic" fo:font-weight="bold" style:font-style-asian="italic" style:font-weight-asian="bold" style:font-style-complex="italic" style:font-weight-complex="bold"/>
    </style:style>
    <style:style style:name="P6" style:family="paragraph" style:parent-style-name="Text_20_body">
      <style:paragraph-properties fo:margin-left="0cm" fo:margin-right="0cm" fo:widows="1" fo:text-indent="0cm" style:auto-text-indent="false"/>
      <style:text-properties fo:font-variant="normal" fo:text-transform="none" fo:color="#222222" style:font-name="Liberation Serif1" fo:font-size="12pt" fo:letter-spacing="normal" fo:font-style="italic" fo:font-weight="bold" officeooo:paragraph-rsid="001ffe95"/>
    </style:style>
    <style:style style:name="P7" style:family="paragraph" style:parent-style-name="Text_20_body">
      <style:paragraph-properties fo:margin-left="0cm" fo:margin-right="0cm" fo:widows="1" fo:text-indent="0cm" style:auto-text-indent="false"/>
      <style:text-properties fo:font-variant="normal" fo:text-transform="none" fo:color="#222222" style:font-name="Liberation Serif1" fo:font-size="20pt" fo:letter-spacing="normal" fo:font-style="normal" fo:font-weight="bold" style:font-size-asian="20pt" style:font-weight-asian="bold" style:font-size-complex="20pt" style:font-weight-complex="bold"/>
    </style:style>
    <style:style style:name="P8" style:family="paragraph" style:parent-style-name="Text_20_body">
      <style:paragraph-properties fo:margin-left="0cm" fo:margin-right="0cm" fo:widows="1" fo:text-indent="0cm" style:auto-text-indent="false"/>
      <style:text-properties fo:font-variant="normal" fo:text-transform="none" fo:color="#222222" fo:font-size="20pt" fo:letter-spacing="normal" fo:font-style="normal" fo:font-weight="bold" officeooo:rsid="002071bc" officeooo:paragraph-rsid="002071bc" style:font-size-asian="20pt" style:font-style-asian="normal" style:font-weight-asian="bold" style:font-size-complex="20pt" style:font-style-complex="normal" style:font-weight-complex="bold"/>
    </style:style>
    <style:style style:name="P9" style:family="paragraph" style:parent-style-name="Text_20_body">
      <style:paragraph-properties fo:margin-left="0cm" fo:margin-right="0cm" fo:widows="1" fo:text-indent="0cm" style:auto-text-indent="false"/>
      <style:text-properties fo:font-variant="normal" fo:text-transform="none" fo:color="#222222" fo:font-size="12pt" fo:letter-spacing="normal" fo:font-style="italic" fo:font-weight="bold" officeooo:rsid="002071bc" officeooo:paragraph-rsid="002071bc" style:font-size-asian="12pt" style:font-style-asian="italic" style:font-weight-asian="bold" style:font-size-complex="12pt" style:font-style-complex="italic" style:font-weight-complex="bold"/>
    </style:style>
    <style:style style:name="P10" style:family="paragraph" style:parent-style-name="Text_20_body">
      <style:paragraph-properties fo:margin-left="0cm" fo:margin-right="0cm" fo:widows="1" fo:text-indent="0cm" style:auto-text-indent="false"/>
      <style:text-properties fo:font-variant="normal" fo:text-transform="none" fo:color="#222222" fo:font-size="10pt" fo:letter-spacing="normal" fo:font-style="normal" fo:font-weight="normal" officeooo:rsid="002071bc" officeooo:paragraph-rsid="002071bc" style:font-size-asian="10pt" style:font-style-asian="normal" style:font-weight-asian="normal" style:font-size-complex="10pt" style:font-style-complex="normal" style:font-weight-complex="normal"/>
    </style:style>
    <style:style style:name="P11" style:family="paragraph" style:parent-style-name="Text_20_body">
      <style:paragraph-properties fo:margin-left="0cm" fo:margin-right="0cm" fo:widows="1" fo:text-indent="0cm" style:auto-text-indent="false"/>
    </style:style>
    <style:style style:name="P12" style:family="paragraph" style:parent-style-name="Text_20_body">
      <style:paragraph-properties fo:margin-left="0cm" fo:margin-right="0cm" fo:widows="1" fo:text-indent="0cm" style:auto-text-indent="false"/>
      <style:text-properties officeooo:paragraph-rsid="001ffe95"/>
    </style:style>
    <style:style style:name="P13" style:family="paragraph" style:parent-style-name="Text_20_body">
      <style:paragraph-properties fo:margin-left="0cm" fo:margin-right="0cm" fo:widows="1" fo:text-indent="0cm" style:auto-text-indent="false"/>
      <style:text-properties fo:font-style="italic" fo:font-weight="bold" officeooo:paragraph-rsid="001ffe95" style:font-style-asian="italic" style:font-weight-asian="bold" style:font-style-complex="italic" style:font-weight-complex="bold"/>
    </style:style>
    <style:style style:name="T1" style:family="text">
      <style:text-properties officeooo:rsid="001ffe95"/>
    </style:style>
    <style:style style:name="T2" style:family="text">
      <style:text-properties fo:font-size="12pt"/>
    </style:style>
    <style:style style:name="T3" style:family="text">
      <style:text-properties fo:font-variant="normal" fo:text-transform="none" fo:color="#222222" style:font-name="Liberation Serif1" fo:font-size="10pt" fo:letter-spacing="normal" fo:font-style="normal" fo:font-weight="normal"/>
    </style:style>
    <style:style style:name="T4" style:family="text">
      <style:text-properties fo:font-variant="normal" fo:text-transform="none" fo:color="#222222" style:font-name="Liberation Serif1" fo:font-size="12pt" fo:letter-spacing="normal"/>
    </style:style>
    <style:style style:name="T5" style:family="text">
      <style:text-properties style:font-size-asian="12pt" style:font-style-asian="italic" style:font-weight-asian="bold"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armer<text:span text:style-name="T1">(Seller)</text:span></text:p>
      <text:p text:style-name="P4">Signup:-</text:p>
      <text:p text:style-name="P1">just need to enter the phone number -&gt; a verification code -&gt; password -&gt; to login .</text:p>
      <text:p text:style-name="P4">Login:-</text:p>
      <text:p text:style-name="P2">Farmer phonenumber and password.</text:p>
      <text:p text:style-name="P2"><text:span text:style-name="T2">Basic details and update profile</text:span></text:p>
      <text:p text:style-name="P1">1. He need to enter his basic contact details like another phone number, address etc</text:p>
      <text:p text:style-name="P3">Things to do after login.</text:p>
      <text:p text:style-name="P4">Post your product:-</text:p>
      <text:p text:style-name="P1">1. Upload phote of crop and details</text:p>
      <text:p text:style-name="P1">1.1 it's quantity farmer have.</text:p>
      <text:p text:style-name="P1">1.2 It's Price at which he want to sell.</text:p>
      <text:p text:style-name="P1">1.3 Some additional details if he want to enter(optional)</text:p>
      <text:p text:style-name="P5">View Post:-</text:p>
      <text:p text:style-name="P1"><text:s text:c="2"/>He can see how the product post look like in our app.</text:p>
      <text:p text:style-name="P5">Special Offer:-</text:p>
      <text:p text:style-name="P1">To promot his post he can keep some offer like for per 1000kg of rice 1kg wheat free something like that.</text:p>
      <text:p text:style-name="P11"/>
      <text:p text:style-name="P7">Customer</text:p>
      <text:p text:style-name="P4">Signup:-</text:p>
      <text:p text:style-name="P1">Customer can login through email,phone number, FB, Google+ etc</text:p>
      <text:p text:style-name="P4">Login:-</text:p>
      <text:p text:style-name="P12"><text:span text:style-name="T3">Customer Login email-Id or phone number -&gt; password or FB,Google+</text:span></text:p>
      <text:p text:style-name="P13"><text:span text:style-name="T4">Search for Product:-</text:span></text:p>
      <text:p text:style-name="P1">Can search like place wish means display all the product in a particular area can be sorted by price and by product wise.</text:p>
      <text:p text:style-name="P1">Can search by product and sorted by price.</text:p>
      <text:p text:style-name="P11"><text:span text:style-name="T3">Just click on product post get the details from whom make a appointment with him.</text:span></text:p>
      <text:p text:style-name="P6"><text:span text:style-name="T5">Travell:-</text:span></text:p>
      <text:p text:style-name="P12"><text:span text:style-name="T3">Select date and area it will show all the hostels available with number of rooms and price.</text:span></text:p>
      <text:p text:style-name="P4">Transport:-</text:p>
      <text:p text:style-name="P1">To find a truck to transport the product from farmer to you just enter the source and distination and good which you want to transport and post it with in 24 hr you will get the list of truck available with there cost as for starting our company will provide transport.</text:p>
      <text:p text:style-name="P7"><text:soft-page-break/>Transport</text:p>
      <text:p text:style-name="P4">Login:-</text:p>
      <text:p text:style-name="P1">Transport(Truck) same as Farmer.</text:p>
      <text:p text:style-name="P4">Signup:-</text:p>
      <text:p text:style-name="P1">Transport(Truck) same as Farmer.</text:p>
      <text:p text:style-name="P4">Search:-</text:p>
      <text:p text:style-name="P1">Just enter the source and destination it will show the list of all Customer with there good just click on it call him and fix the deal.</text:p>
      <text:p text:style-name="P8">Server Side</text:p>
      <text:p text:style-name="P9">Keap in touch:-</text:p>
      <text:p text:style-name="P10">A list of all farmers(sellers), customers and transports a mailing list.</text:p>
      <text:p text:style-name="P9">Feedback:-</text:p>
      <text:p text:style-name="P10">A list with all text sorted with time and a check box just to ensure that we have solve the issues or improv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0:00:50.059510316</meta:creation-date>
    <dc:date>2015-09-26T01:50:48.005839424</dc:date>
    <meta:editing-duration>PT1M10S</meta:editing-duration>
    <meta:editing-cycles>1</meta:editing-cycles>
    <meta:document-statistic meta:table-count="0" meta:image-count="0" meta:object-count="0" meta:page-count="2" meta:paragraph-count="42" meta:word-count="339" meta:character-count="1899" meta:non-whitespace-character-count="1600"/>
    <meta:generator>LibreOffice/4.2.8.2$Linux_x86 LibreOffice_project/420m0$Build-2</meta:generator>
  </office:meta>
</office:document-meta>
</file>